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4">
      <style:paragraph-properties fo:margin-left="0.5in" fo:margin-right="0in" fo:text-indent="-0.25in" style:auto-text-indent="false"/>
    </style:style>
    <style:style style:name="P2" style:family="paragraph" style:parent-style-name="Standard">
      <style:paragraph-properties fo:margin-left="0.5in" fo:margin-right="0in" fo:text-indent="-0.25in" style:auto-text-indent="false"/>
    </style:style>
    <style:style style:name="P3" style:family="paragraph" style:parent-style-name="Standard" style:list-style-name="WW8Num19">
      <style:paragraph-properties fo:margin-left="0.5in" fo:margin-right="0in" fo:text-indent="-0.25in" style:auto-text-indent="false"/>
      <style:text-properties style:language-asian="pl" style:country-asian="PL" style:language-complex="ar" style:country-complex="SA"/>
    </style:style>
    <style:style style:name="P4" style:family="paragraph" style:parent-style-name="Standard" style:list-style-name="WW8Num19">
      <style:paragraph-properties fo:margin-left="0.5in" fo:margin-right="0in" fo:text-indent="-0.25in" style:auto-text-indent="false"/>
      <style:text-properties style:font-name="Times New Roman" fo:font-size="12pt" fo:font-weight="normal" style:font-size-asian="12pt" style:language-asian="pl" style:country-asian="PL" style:font-weight-asian="normal" style:font-size-complex="12pt" style:language-complex="ar" style:country-complex="SA" style:font-weight-complex="normal"/>
    </style:style>
    <style:style style:name="P5" style:family="paragraph" style:parent-style-name="Standard">
      <style:paragraph-properties fo:margin-left="0.7874in" fo:margin-right="0in" fo:margin-top="0in" fo:margin-bottom="0.0398in" fo:text-indent="0in" style:auto-text-indent="false"/>
    </style:style>
    <style:style style:name="P6" style:family="paragraph" style:parent-style-name="Standard">
      <style:paragraph-properties fo:margin-left="0.7874in" fo:margin-right="0in" fo:margin-top="0in" fo:margin-bottom="0.0398in" fo:text-indent="0in" style:auto-text-indent="false"/>
      <style:text-properties fo:font-weight="bold" style:font-weight-asian="bold" style:font-weight-complex="bold"/>
    </style:style>
    <style:style style:name="P7" style:family="paragraph" style:parent-style-name="Standard">
      <style:paragraph-properties fo:margin-left="0.7874in" fo:margin-right="0in" fo:margin-top="0in" fo:margin-bottom="0.0398in" fo:text-indent="0in" style:auto-text-indent="false">
        <style:tab-stops>
          <style:tab-stop style:position="0.902in"/>
          <style:tab-stop style:position="2.5764in"/>
          <style:tab-stop style:position="3.4228in"/>
        </style:tab-stops>
      </style:paragraph-properties>
      <style:text-properties fo:font-weight="bold" style:font-weight-asian="bold" style:font-weight-complex="bold"/>
    </style:style>
    <style:style style:name="P8" style:family="paragraph" style:parent-style-name="Standard">
      <style:paragraph-properties fo:margin-left="0.7874in" fo:margin-right="0in" fo:margin-top="0in" fo:margin-bottom="0.0398in" fo:text-indent="0in" style:auto-text-indent="false">
        <style:tab-stops>
          <style:tab-stop style:position="0.902in"/>
        </style:tab-stops>
      </style:paragraph-properties>
      <style:text-properties fo:font-weight="bold" style:font-weight-asian="bold" style:font-weight-complex="bold"/>
    </style:style>
    <style:style style:name="P9" style:family="paragraph" style:parent-style-name="Standard">
      <style:paragraph-properties fo:margin-left="0.7874in" fo:margin-right="0in" fo:margin-top="0.0398in" fo:margin-bottom="0in" fo:text-indent="0in" style:auto-text-indent="false"/>
      <style:text-properties fo:font-weight="bold" style:font-weight-asian="bold" style:font-weight-complex="bold"/>
    </style:style>
    <style:style style:name="P10" style:family="paragraph" style:parent-style-name="Standard">
      <style:paragraph-properties fo:margin-left="1.5752in" fo:margin-right="0in" fo:margin-top="0in" fo:margin-bottom="0.0398in" fo:text-indent="0in" style:auto-text-indent="false">
        <style:tab-stops>
          <style:tab-stop style:position="0.3335in"/>
        </style:tab-stops>
      </style:paragraph-properties>
      <style:text-properties fo:font-weight="normal" style:font-weight-asian="normal" style:font-weight-complex="normal"/>
    </style:style>
    <style:style style:name="P11" style:family="paragraph" style:parent-style-name="Standard">
      <style:paragraph-properties fo:margin-left="1.5752in" fo:margin-right="0in" fo:margin-top="0in" fo:margin-bottom="0.0398in" fo:text-indent="0in" style:auto-text-indent="false">
        <style:tab-stops>
          <style:tab-stop style:position="0.3335in"/>
        </style:tab-stops>
      </style:paragraph-properties>
    </style:style>
    <style:style style:name="P12" style:family="paragraph" style:parent-style-name="Standard">
      <style:paragraph-properties fo:margin-left="1.5752in" fo:margin-right="0in" fo:text-indent="0in" style:auto-text-indent="false"/>
    </style:style>
    <style:style style:name="P13" style:family="paragraph" style:parent-style-name="Standard">
      <style:paragraph-properties fo:margin-left="1.5752in" fo:margin-right="0in" fo:text-indent="0in" style:auto-text-indent="false"/>
      <style:text-properties fo:font-weight="normal" style:font-weight-asian="normal" style:font-weight-complex="normal"/>
    </style:style>
    <style:style style:name="T1" style:family="text">
      <style:text-properties style:font-name="Times New Roman" fo:font-size="12pt" fo:font-weight="normal" style:font-size-asian="12pt" style:language-asian="pl" style:country-asian="PL" style:font-weight-asian="normal" style:font-size-complex="12pt" style:language-complex="ar" style:country-complex="SA" style:font-weight-complex="normal"/>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language-asian="pl" style:country-asian="PL" style:language-complex="ar" style:country-complex="SA"/>
    </style:style>
    <style:style style:name="T7" style:family="text">
      <style:text-properties fo:font-weight="bold" style:font-weight-asian="bold" style:font-weight-complex="bold"/>
    </style:style>
    <style:style style:name="T8" style:family="text">
      <style:text-properties fo:font-weight="bold" style:language-asian="pl" style:country-asian="PL" style:font-weight-asian="bold" style:language-complex="ar" style:country-complex="SA"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ffinity grouping</text:h>
      <text:p text:style-name="Text_20_body"><text:tab/><text:span text:style-name="T3">Structure a lot of information with the group, e.g. for planning a longer work session.</text:span></text:p>
      <text:p text:style-name="P7">Where:<text:tab/><text:span text:style-name="T4">course, meeting, lecture<text:tab/></text:span>Time:<text:tab/><text:span text:style-name="T4">45'</text:span></text:p>
      <text:p text:style-name="P7">Phases:<text:tab/><text:span text:style-name="T4">MOT, SVM, SVB<text:tab/></text:span>Group:<text:span text:style-name="T4"><text:tab/>all</text:span></text:p>
      <text:p text:style-name="P7">Requires:<text:span text:style-name="T4"><text:tab/>-</text:span></text:p>
      <text:p text:style-name="P8">Material:</text:p>
      <text:p text:style-name="P10">whiteboard or pinboard</text:p>
      <text:p text:style-name="P10">cards</text:p>
      <text:p text:style-name="P10">marker pens</text:p>
      <text:p text:style-name="P10">magnets or pins</text:p>
      <text:p text:style-name="P5"><text:span text:style-name="T7">Description:</text:span></text:p>
      <text:p text:style-name="P11"><text:span text:style-name="T4">R</text:span><text:span text:style-name="T6">equires having information on a number of cards in random order on the board (can be collected by brainstorming). Ask students to suggest how these could be clustered. Wait for suggestions and move the cards accordingly. Moderate the discussion but don’t interfere with their suggestions. <text:line-break/></text:span><text:span text:style-name="T1">Ask for titles for each cluster and write them on the board. <text:line-break/>Afterwards, you can have the group prioritize the groups by voting with </text:span><text:span text:style-name="T2">small objects (magnets, crystals, chips, tokens)</text:span></text:p>
      <text:p text:style-name="P6">Hint:</text:p>
      <text:p text:style-name="P12">This is a very powerful method that can provide a work plan for weeks or months.</text:p>
      <text:p text:style-name="P9">Example:</text:p>
      <text:p text:style-name="P13">I used this for brainstorming in a big scientific workgroup with the question <text:span text:style-name="T3">“Which methods are we skilled in”</text:span><text:span text:style-name="T5"> for searching possible connections. After placing the cards, connections were indicated by yellow wedges.</text:span></text:p>
      <text:h text:style-name="P1" text:outline-level="4"><text:span text:style-name="T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Text_20_body" style:default-outline-level="2" style:class="text">
      <style:paragraph-properties fo:margin-top="0.1665in" fo:margin-bottom="0.0835in" fo:keep-with-next="always"/>
      <style:text-properties style:font-name="Verdana" fo:font-size="18pt" fo:font-weight="bold" style:font-size-asian="18pt"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9z0" style:family="text">
      <style:text-properties style:font-name="Ari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25in" fo:margin-left="0.5in"/>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ademis </meta:initial-creator>
    <meta:creation-date>2014-10-27T18:42:41</meta:creation-date>
    <dc:date>2014-10-27T19:03:18</dc:date>
    <dc:creator>Academis </dc:creator>
    <meta:editing-duration>P0D</meta:editing-duration>
    <meta:editing-cycles>2</meta:editing-cycles>
    <meta:generator>LibreOffice/3.5$Linux_X86_64 LibreOffice_project/350m1$Build-2</meta:generator>
    <meta:document-statistic meta:table-count="0" meta:image-count="0" meta:object-count="0" meta:page-count="1" meta:paragraph-count="16" meta:word-count="168" meta:character-count="1046" meta:non-whitespace-character-count="891"/>
  </office:meta>
</office:document-meta>
</file>